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c0c0c0" draw:textarea-horizontal-align="justify" draw:textarea-vertical-align="middle" draw:auto-grow-height="false"/>
    </style:style>
    <style:style style:name="gr2" style:family="graphic" style:parent-style-name="standard">
      <style:graphic-properties draw:fill="solid" draw:fill-color="#e6e6ff"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solid" draw:fill-color="#e6e6ff" draw:textarea-horizontal-align="justify" draw:textarea-vertical-align="middle" draw:auto-grow-height="false" draw:shadow="hidden"/>
    </style:style>
    <style:style style:name="gr6" style:family="graphic" style:parent-style-name="standard">
      <style:graphic-properties draw:fill="solid" draw:fill-color="#e6e6ff" draw:textarea-horizontal-align="justify" draw:textarea-vertical-align="middle" draw:auto-grow-height="false" fo:min-height="0cm" fo:min-width="0cm" fo:wrap-option="no-wrap"/>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2.159cm" svg:x="14.008cm" svg:y="17.046cm">
          <text:p text:style-name="P1">Centrum</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xml:id="id1" draw:id="id1" draw:layer="layout" svg:width="3.429cm" svg:height="2.667cm" svg:x="5.029cm" svg:y="21.804cm">
          <text:p text:style-name="P1">ET</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 draw:text-style-name="P1" xml:id="id3" draw:id="id3" draw:layer="layout" svg:width="3.429cm" svg:height="2.667cm" svg:x="9.028cm" svg:y="21.803cm">
          <text:p text:style-name="P1">GW</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 draw:text-style-name="P1" xml:id="id4" draw:id="id4" draw:layer="layout" svg:width="3.429cm" svg:height="2.667cm" svg:x="14.627cm" svg:y="21.802cm">
          <text:p text:style-name="P1">Rai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3" draw:layer="layout" svg:width="1.035cm" svg:height="1.27cm" svg:x="13.011cm" svg:y="22.52cm">
          <draw:text-box>
            <text:p>...</text:p>
          </draw:text-box>
        </draw:frame>
        <draw:connector draw:style-name="gr4" draw:text-style-name="P1" draw:layer="layout" draw:type="lines" svg:x1="6.744cm" svg:y1="21.804cm" svg:x2="15.469cm" svg:y2="19.205cm" draw:start-shape="id1" draw:start-glue-point="4" draw:end-shape="id2" draw:end-glue-point="7" svg:d="m6744 21804v-502l8725-1596v-501" svg:viewBox="0 0 8726 2600">
          <text:p/>
        </draw:connector>
        <draw:connector draw:style-name="gr4" draw:text-style-name="P1" draw:layer="layout" draw:type="lines" svg:x1="10.743cm" svg:y1="21.803cm" svg:x2="15.469cm" svg:y2="19.205cm" draw:start-shape="id3" draw:start-glue-point="4" draw:end-shape="id2" draw:end-glue-point="7" svg:d="m10743 21803v-502l4726-1595v-501" svg:viewBox="0 0 4727 2599">
          <text:p/>
        </draw:connector>
        <draw:connector draw:style-name="gr4" draw:text-style-name="P1" draw:layer="layout" draw:type="lines" svg:x1="16.342cm" svg:y1="21.802cm" svg:x2="15.469cm" svg:y2="19.205cm" draw:start-shape="id4" draw:start-glue-point="4" draw:end-shape="id2" draw:end-glue-point="7" svg:d="m16342 21802v-502l-873-1594v-501" svg:viewBox="0 0 874 2598">
          <text:p/>
        </draw:connector>
        <draw:custom-shape draw:style-name="gr5" draw:text-style-name="P1" xml:id="id5" draw:id="id5" draw:layer="layout" svg:width="11.811cm" svg:height="1.905cm" svg:x="5.953cm" svg:y="13.298cm">
          <text:p text:style-name="P1">WA+ preparation</text:p>
          <draw:enhanced-geometry svg:viewBox="0 0 21600 21600" draw:glue-points="10800 0 0 10800 10800 21600 21600 10800" draw:type="flowchart-process" draw:enhanced-path="M 0 0 L 21600 0 21600 21600 0 21600 0 0 Z N"/>
        </draw:custom-shape>
        <draw:connector draw:style-name="gr4" draw:text-style-name="P1" draw:layer="layout" draw:type="lines" svg:x1="15.469cm" svg:y1="17.046cm" svg:x2="11.858cm" svg:y2="15.203cm" draw:start-shape="id2" draw:start-glue-point="5" draw:end-shape="id5" svg:d="m15469 17046v-502l-3611-840v-501" svg:viewBox="0 0 3612 1844">
          <text:p/>
        </draw:connector>
        <draw:custom-shape draw:style-name="gr2" draw:text-style-name="P1" xml:id="id6" draw:id="id6" draw:layer="layout" svg:width="9.652cm" svg:height="2.159cm" svg:x="7.042cm" svg:y="9.807cm">
          <text:p text:style-name="P1">WA+ shee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4" draw:text-style-name="P1" draw:layer="layout" draw:type="lines" svg:x1="11.859cm" svg:y1="13.298cm" svg:x2="11.868cm" svg:y2="11.796cm" draw:start-shape="id5" draw:start-glue-point="4" draw:end-shape="id6" draw:end-glue-point="6" svg:d="m11859 13298v-502l9-329v-671" svg:viewBox="0 0 10 1503">
          <text:p/>
        </draw:connector>
        <draw:custom-shape draw:style-name="gr2" draw:text-style-name="P1" xml:id="id7" draw:id="id7" draw:layer="layout" svg:width="9.652cm" svg:height="2.159cm" svg:x="7.041cm" svg:y="6.906cm">
          <text:p text:style-name="P1">Management/Policy brief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4" draw:text-style-name="P1" draw:layer="layout" draw:type="lines" svg:x1="11.868cm" svg:y1="9.807cm" svg:x2="11.867cm" svg:y2="8.895cm" draw:start-shape="id6" draw:start-glue-point="4" draw:end-shape="id7" draw:end-glue-point="6" svg:d="m11868 9807v-502l-1 261v-671" svg:viewBox="0 0 2 913">
          <text:p/>
        </draw:connector>
        <draw:custom-shape draw:style-name="gr6" draw:text-style-name="P1" xml:id="id8" draw:id="id8" draw:layer="layout" svg:width="5.334cm" svg:height="2.667cm" svg:x="3.032cm" svg:y="2.905cm">
          <text:p text:style-name="P1">WWW</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1" draw:layer="layout" draw:type="lines" svg:x1="7.041cm" svg:y1="7.986cm" svg:x2="5.699cm" svg:y2="5.572cm" draw:start-shape="id7" draw:start-glue-point="5" draw:end-shape="id8" svg:d="m7041 7986h-501l-841-1913v-501" svg:viewBox="0 0 1343 2415">
          <text:p/>
        </draw:connector>
        <draw:custom-shape draw:style-name="gr6" draw:text-style-name="P1" draw:layer="layout" svg:width="4.826cm" svg:height="2.413cm" svg:x="12.176cm" svg:y="2.524cm">
          <text:p text:style-name="P1">Decision</text:p>
          <text:p text:style-name="P1">maker</text:p>
          <draw:enhanced-geometry svg:viewBox="0 0 21600 21600" draw:text-areas="3000 3320 17110 17330" draw:type="cloud-callout" draw:modifiers="-17751.6469857054 12025.849212924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 draw:text-style-name="P1" draw:layer="layout" draw:type="lines" svg:x1="7.042cm" svg:y1="10.887cm" svg:x2="5.699cm" svg:y2="5.572cm" draw:start-shape="id6" draw:start-glue-point="5" draw:end-shape="id8" draw:end-glue-point="2" svg:d="m7042 10887h-501l-842-4814v-501" svg:viewBox="0 0 1344 5316">
          <text:p/>
        </draw:connector>
      </draw:page>
      <draw:page draw:name="page2" draw:style-name="dp1" draw:master-page-name="Default">
        <draw:g>
          <draw:custom-shape draw:style-name="gr1" draw:text-style-name="P1" xml:id="id10" draw:id="id10" draw:layer="layout" svg:width="2.921cm" svg:height="2.159cm" svg:x="13.37cm" svg:y="12.409cm">
            <text:p text:style-name="P1">Centrum</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xml:id="id9" draw:id="id9" draw:layer="layout" svg:width="3.429cm" svg:height="2.667cm" svg:x="2.991cm" svg:y="17.167cm">
            <text:p text:style-name="P1">ET</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 draw:text-style-name="P1" xml:id="id11" draw:id="id11" draw:layer="layout" svg:width="3.429cm" svg:height="2.667cm" svg:x="8.39cm" svg:y="17.166cm">
            <text:p text:style-name="P1">GW</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 draw:text-style-name="P1" xml:id="id12" draw:id="id12" draw:layer="layout" svg:width="3.429cm" svg:height="2.667cm" svg:x="13.989cm" svg:y="17.165cm">
            <text:p text:style-name="P1">Rai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3" draw:layer="layout" svg:width="1.035cm" svg:height="1.27cm" svg:x="12.373cm" svg:y="17.883cm">
            <draw:text-box>
              <text:p>...</text:p>
            </draw:text-box>
          </draw:frame>
          <draw:connector draw:style-name="gr4" draw:text-style-name="P1" draw:layer="layout" draw:type="lines" svg:x1="4.706cm" svg:y1="17.167cm" svg:x2="14.831cm" svg:y2="14.568cm" draw:start-shape="id9" draw:start-glue-point="4" draw:end-shape="id10" draw:end-glue-point="7" svg:d="m4706 17167v-502l10125-1596v-501" svg:viewBox="0 0 10126 2600">
            <text:p/>
          </draw:connector>
          <draw:connector draw:style-name="gr4" draw:text-style-name="P1" draw:layer="layout" draw:type="lines" svg:x1="10.105cm" svg:y1="17.166cm" svg:x2="14.831cm" svg:y2="14.568cm" draw:start-shape="id11" draw:start-glue-point="4" draw:end-shape="id10" draw:end-glue-point="7" svg:d="m10105 17166v-502l4726-1595v-501" svg:viewBox="0 0 4727 2599">
            <text:p/>
          </draw:connector>
          <draw:connector draw:style-name="gr4" draw:text-style-name="P1" draw:layer="layout" draw:type="lines" svg:x1="15.704cm" svg:y1="17.165cm" svg:x2="14.831cm" svg:y2="14.568cm" draw:start-shape="id12" draw:start-glue-point="4" draw:end-shape="id10" draw:end-glue-point="7" svg:d="m15704 17165v-502l-873-1594v-501" svg:viewBox="0 0 874 2598">
            <text:p/>
          </draw:connector>
          <draw:custom-shape draw:style-name="gr5" draw:text-style-name="P1" xml:id="id13" draw:id="id13" draw:layer="layout" svg:width="7.62cm" svg:height="1.905cm" svg:x="10.995cm" svg:y="8.294cm">
            <text:p text:style-name="P1">WA+ preparation</text:p>
            <draw:enhanced-geometry svg:viewBox="0 0 21600 21600" draw:glue-points="10800 0 0 10800 10800 21600 21600 10800" draw:type="flowchart-process" draw:enhanced-path="M 0 0 L 21600 0 21600 21600 0 21600 0 0 Z N"/>
          </draw:custom-shape>
          <draw:connector draw:style-name="gr4" draw:text-style-name="P1" draw:layer="layout" draw:type="lines" svg:x1="14.831cm" svg:y1="12.409cm" svg:x2="14.805cm" svg:y2="10.199cm" draw:start-shape="id10" draw:start-glue-point="5" draw:end-shape="id13" svg:d="m14831 12409v-502l-26-1207v-501" svg:viewBox="0 0 27 2211">
            <text:p/>
          </draw:connector>
          <draw:custom-shape draw:style-name="gr2" draw:text-style-name="P1" xml:id="id14" draw:id="id14" draw:layer="layout" svg:width="6.227cm" svg:height="2.159cm" svg:x="11.698cm" svg:y="4.789cm">
            <text:p text:style-name="P1">WA+ shee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4" draw:text-style-name="P1" draw:layer="layout" draw:type="lines" svg:x1="14.805cm" svg:y1="8.294cm" svg:x2="14.812cm" svg:y2="6.778cm" draw:start-shape="id13" draw:start-glue-point="4" draw:end-shape="id14" draw:end-glue-point="6" svg:d="m14805 8294v-502l7-343v-671" svg:viewBox="0 0 8 1517">
            <text:p/>
          </draw:connector>
          <draw:custom-shape draw:style-name="gr2" draw:text-style-name="P1" xml:id="id15" draw:id="id15" draw:layer="layout" svg:width="3.956cm" svg:height="3.302cm" svg:x="2.721cm" svg:y="22.096cm">
            <text:p text:style-name="P1">Commercial</text:p>
            <text:p text:style-name="P1">IPG</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 draw:text-style-name="P1" draw:layer="layout" draw:type="lines" svg:x1="4.699cm" svg:y1="22.096cm" svg:x2="4.706cm" svg:y2="19.623cm" draw:start-shape="id15" draw:start-glue-point="4" draw:end-shape="id9" draw:end-glue-point="6" svg:d="m4699 22096v-501l7-1260v-712" svg:viewBox="0 0 8 2474">
            <text:p/>
          </draw:connector>
          <draw:custom-shape draw:style-name="gr2" draw:text-style-name="P1" xml:id="id16" draw:id="id16" draw:layer="layout" svg:width="3.956cm" svg:height="3.302cm" svg:x="8.12cm" svg:y="22.095cm">
            <text:p text:style-name="P1">GRACE</text:p>
            <text:p text:style-name="P1">Field Data</text:p>
            <text:p text:style-name="P1">IPG</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2" draw:text-style-name="P1" xml:id="id17" draw:id="id17" draw:layer="layout" svg:width="3.956cm" svg:height="3.302cm" svg:x="13.719cm" svg:y="22.094cm">
            <text:p text:style-name="P1">PERSIANN</text:p>
            <text:p text:style-name="P1">Other model</text:p>
            <text:p text:style-name="P1">IPG</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 draw:text-style-name="P1" draw:layer="layout" draw:type="lines" svg:x1="10.098cm" svg:y1="22.095cm" svg:x2="10.105cm" svg:y2="19.622cm" draw:start-shape="id16" draw:start-glue-point="4" draw:end-shape="id11" draw:end-glue-point="6" svg:d="m10098 22095v-501l7-1260v-712" svg:viewBox="0 0 8 2474">
            <text:p/>
          </draw:connector>
          <draw:connector draw:style-name="gr4" draw:text-style-name="P1" draw:layer="layout" draw:type="lines" svg:x1="15.697cm" svg:y1="22.094cm" svg:x2="15.704cm" svg:y2="19.621cm" draw:start-shape="id17" draw:start-glue-point="4" draw:end-shape="id12" draw:end-glue-point="6" svg:d="m15697 22094v-501l7-1260v-712" svg:viewBox="0 0 8 2474">
            <text:p/>
          </draw:connector>
          <draw:custom-shape draw:style-name="gr2" draw:text-style-name="P1" xml:id="id18" draw:id="id18" draw:layer="layout" svg:width="3.956cm" svg:height="3.302cm" svg:x="2.72cm" svg:y="7.595cm">
            <text:p text:style-name="P1">GIS</text:p>
            <text:p text:style-name="P1">plugi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 draw:text-style-name="P1" draw:layer="layout" draw:type="lines" svg:x1="6.676cm" svg:y1="9.246cm" svg:x2="10.995cm" svg:y2="9.246cm" draw:start-shape="id18" draw:start-glue-point="7" draw:end-shape="id13" draw:end-glue-point="3" svg:d="m6676 9246h502 3316 501" svg:viewBox="0 0 4320 1">
            <text:p/>
          </draw:connector>
        </draw:g>
      </draw:page>
      <draw:page draw:name="page3" draw:style-name="dp1" draw:master-page-name="Default">
        <draw:custom-shape draw:style-name="gr1" draw:text-style-name="P1" xml:id="id20" draw:id="id20" draw:layer="layout" svg:width="3.556cm" svg:height="2.159cm" svg:x="13.038cm" svg:y="16.536cm">
          <text:p text:style-name="P1">Rasdam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 draw:text-style-name="P1" xml:id="id19" draw:id="id19" draw:layer="layout" svg:width="3.429cm" svg:height="2.667cm" svg:x="2.991cm" svg:y="21.367cm">
          <text:p text:style-name="P1">ET</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 draw:text-style-name="P1" xml:id="id21" draw:id="id21" draw:layer="layout" svg:width="3.429cm" svg:height="2.667cm" svg:x="8.39cm" svg:y="21.366cm">
          <text:p text:style-name="P1">GW</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 draw:text-style-name="P1" xml:id="id22" draw:id="id22" draw:layer="layout" svg:width="3.429cm" svg:height="2.667cm" svg:x="13.989cm" svg:y="21.365cm">
          <text:p text:style-name="P1">Rai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3" draw:layer="layout" svg:width="1.035cm" svg:height="1.27cm" svg:x="12.373cm" svg:y="22.083cm">
          <draw:text-box>
            <text:p>...</text:p>
          </draw:text-box>
        </draw:frame>
        <draw:connector draw:style-name="gr4" draw:text-style-name="P1" draw:layer="layout" draw:type="lines" svg:x1="4.706cm" svg:y1="21.367cm" svg:x2="14.816cm" svg:y2="18.695cm" draw:start-shape="id19" draw:start-glue-point="4" draw:end-shape="id20" draw:end-glue-point="7" svg:d="m4706 21367v-502l10110-1669v-501" svg:viewBox="0 0 10111 2673">
          <text:p/>
        </draw:connector>
        <draw:connector draw:style-name="gr4" draw:text-style-name="P1" draw:layer="layout" draw:type="lines" svg:x1="10.105cm" svg:y1="21.366cm" svg:x2="14.816cm" svg:y2="18.695cm" draw:start-shape="id21" draw:start-glue-point="4" draw:end-shape="id20" draw:end-glue-point="7" svg:d="m10105 21366v-502l4711-1668v-501" svg:viewBox="0 0 4712 2672">
          <text:p/>
        </draw:connector>
        <draw:connector draw:style-name="gr4" draw:text-style-name="P1" draw:layer="layout" draw:type="lines" svg:x1="15.704cm" svg:y1="21.365cm" svg:x2="14.816cm" svg:y2="18.695cm" draw:start-shape="id22" draw:start-glue-point="4" draw:end-shape="id20" draw:end-glue-point="7" svg:d="m15704 21365v-502l-888-1667v-501" svg:viewBox="0 0 889 2671">
          <text:p/>
        </draw:connector>
        <draw:custom-shape draw:style-name="gr5" draw:text-style-name="P1" xml:id="id23" draw:id="id23" draw:layer="layout" svg:width="7.62cm" svg:height="1.905cm" svg:x="10.995cm" svg:y="12.494cm">
          <text:p text:style-name="P1">WA+ preparation</text:p>
          <draw:enhanced-geometry svg:viewBox="0 0 21600 21600" draw:glue-points="10800 0 0 10800 10800 21600 21600 10800" draw:type="flowchart-process" draw:enhanced-path="M 0 0 L 21600 0 21600 21600 0 21600 0 0 Z N"/>
        </draw:custom-shape>
        <draw:connector draw:style-name="gr4" draw:text-style-name="P1" draw:layer="layout" draw:type="lines" svg:x1="14.816cm" svg:y1="16.536cm" svg:x2="14.805cm" svg:y2="14.399cm" draw:start-shape="id20" draw:start-glue-point="5" draw:end-shape="id23" svg:d="m14816 16536v-502l-11-1134v-501" svg:viewBox="0 0 12 2138">
          <text:p/>
        </draw:connector>
        <draw:custom-shape draw:style-name="gr2" draw:text-style-name="P1" xml:id="id24" draw:id="id24" draw:layer="layout" svg:width="6.227cm" svg:height="2.159cm" svg:x="11.698cm" svg:y="8.989cm">
          <text:p text:style-name="P1">WA+ shee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4" draw:text-style-name="P1" draw:layer="layout" draw:type="lines" svg:x1="14.805cm" svg:y1="12.494cm" svg:x2="14.812cm" svg:y2="10.978cm" draw:start-shape="id23" draw:start-glue-point="4" draw:end-shape="id24" draw:end-glue-point="6" svg:d="m14805 12494v-502l7-343v-671" svg:viewBox="0 0 8 1517">
          <text:p/>
        </draw:connector>
        <draw:custom-shape draw:style-name="gr2" draw:text-style-name="P1" xml:id="id25" draw:id="id25" draw:layer="layout" svg:width="3.956cm" svg:height="3.302cm" svg:x="2.721cm" svg:y="24.796cm">
          <text:p text:style-name="P1">Commercial</text:p>
          <text:p text:style-name="P1">IPG</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 draw:text-style-name="P1" draw:layer="layout" draw:type="lines" svg:x1="4.699cm" svg:y1="24.796cm" svg:x2="4.706cm" svg:y2="23.823cm" draw:start-shape="id25" draw:start-glue-point="4" draw:end-shape="id19" draw:end-glue-point="6" svg:d="m4699 24796v-501l7 240v-712" svg:viewBox="0 0 8 974">
          <text:p/>
        </draw:connector>
        <draw:custom-shape draw:style-name="gr2" draw:text-style-name="P1" xml:id="id26" draw:id="id26" draw:layer="layout" svg:width="3.956cm" svg:height="3.302cm" svg:x="8.12cm" svg:y="24.795cm">
          <text:p text:style-name="P1">GRACE</text:p>
          <text:p text:style-name="P1">Field Data</text:p>
          <text:p text:style-name="P1">IPG</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2" draw:text-style-name="P1" xml:id="id27" draw:id="id27" draw:layer="layout" svg:width="3.956cm" svg:height="3.302cm" svg:x="13.719cm" svg:y="24.794cm">
          <text:p text:style-name="P1">PERSIANN</text:p>
          <text:p text:style-name="P1">Other model</text:p>
          <text:p text:style-name="P1">IPG</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 draw:text-style-name="P1" draw:layer="layout" draw:type="lines" svg:x1="10.098cm" svg:y1="24.795cm" svg:x2="10.105cm" svg:y2="23.822cm" draw:start-shape="id26" draw:start-glue-point="4" draw:end-shape="id21" draw:end-glue-point="6" svg:d="m10098 24795v-501l7 240v-712" svg:viewBox="0 0 8 974">
          <text:p/>
        </draw:connector>
        <draw:connector draw:style-name="gr4" draw:text-style-name="P1" draw:layer="layout" draw:type="lines" svg:x1="15.697cm" svg:y1="24.794cm" svg:x2="15.704cm" svg:y2="23.821cm" draw:start-shape="id27" draw:start-glue-point="4" draw:end-shape="id22" draw:end-glue-point="6" svg:d="m15697 24794v-501l7 240v-712" svg:viewBox="0 0 8 974">
          <text:p/>
        </draw:connector>
        <draw:custom-shape draw:style-name="gr2" draw:text-style-name="P1" xml:id="id28" draw:id="id28" draw:layer="layout" svg:width="3.956cm" svg:height="3.302cm" svg:x="2.72cm" svg:y="11.795cm">
          <text:p text:style-name="P1">GIS</text:p>
          <text:p text:style-name="P1">plugi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 draw:text-style-name="P1" draw:layer="layout" draw:type="lines" svg:x1="6.676cm" svg:y1="13.446cm" svg:x2="10.995cm" svg:y2="13.446cm" draw:start-shape="id28" draw:start-glue-point="7" draw:end-shape="id23" draw:end-glue-point="3" svg:d="m6676 13446h502 3316 501" svg:viewBox="0 0 4320 1">
          <text:p/>
        </draw:connector>
        <draw:custom-shape draw:style-name="gr2" draw:text-style-name="P1" xml:id="id29" draw:id="id29" draw:layer="layout" svg:width="9.652cm" svg:height="2.159cm" svg:x="9.94cm" svg:y="5.905cm">
          <text:p text:style-name="P1">Management/Policy brief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6" draw:text-style-name="P1" xml:id="id30" draw:id="id30" draw:layer="layout" svg:width="5.334cm" svg:height="2.667cm" svg:x="3.431cm" svg:y="2.704cm">
          <text:p text:style-name="P1">WWW</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1" draw:layer="layout" draw:type="lines" svg:x1="9.94cm" svg:y1="6.985cm" svg:x2="6.098cm" svg:y2="5.371cm" draw:start-shape="id29" draw:start-glue-point="5" draw:end-shape="id30" draw:end-glue-point="2" svg:d="m9940 6985h-501l-3341-1113v-501" svg:viewBox="0 0 3843 1615">
          <text:p/>
        </draw:connector>
        <draw:custom-shape draw:style-name="gr6" draw:text-style-name="P1" draw:layer="layout" svg:width="4.826cm" svg:height="2.413cm" svg:x="12.575cm" svg:y="2.323cm">
          <text:p text:style-name="P1">Decision</text:p>
          <text:p text:style-name="P1">maker</text:p>
          <draw:enhanced-geometry svg:viewBox="0 0 21600 21600" draw:text-areas="3000 3320 17110 17330" draw:type="cloud-callout" draw:modifiers="-17751.6469857054 12025.849212924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style-name="gr4" draw:text-style-name="P1" draw:layer="layout" draw:type="lines" svg:x1="14.812cm" svg:y1="8.989cm" svg:x2="14.766cm" svg:y2="7.894cm" draw:start-shape="id24" draw:start-glue-point="4" draw:end-shape="id29" draw:end-glue-point="6" svg:d="m14812 8989v-502l-46 78v-671" svg:viewBox="0 0 47 109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5-08T08:41:11</meta:creation-date>
    <dc:date>2013-06-05T09:30:03</dc:date>
    <meta:editing-duration>PT13M52S</meta:editing-duration>
    <meta:editing-cycles>6</meta:editing-cycles>
    <meta:generator>LibreOffice/4.0.3.3$Linux_X86_64 LibreOffice_project/400m0$Build-3</meta:generator>
    <meta:document-statistic meta:object-count="64"/>
  </office:meta>
</office:document-meta>
</file>